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785in" style:rel-column-width="20783*"/>
    </style:style>
    <style:style style:name="Table1.B" style:family="table-column">
      <style:table-column-properties style:column-width="2.6826in" style:rel-column-width="23440*"/>
    </style:style>
    <style:style style:name="Table1.C" style:family="table-column">
      <style:table-column-properties style:column-width="2.4389in" style:rel-column-width="21312*"/>
    </style:style>
    <style:style style:name="Table1.1" style:family="table-row">
      <style:table-row-properties style:min-row-height="0.3736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6326in"/>
    </style:style>
    <style:style style:name="P1" style:family="paragraph" style:parent-style-name="Standard">
      <style:text-properties style:font-name="Liberation Sans1"/>
    </style:style>
    <style:style style:name="P2" style:family="paragraph" style:parent-style-name="Standard">
      <style:text-properties style:font-name="Liberation Sans1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5600bf" officeooo:paragraph-rsid="00ab2a59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a6d691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a0b226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9e8679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a3a90a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paragraph-rsid="0052f5a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aefc04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59f2e" officeooo:paragraph-rsid="00aefc04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89ea7f" officeooo:paragraph-rsid="00a9ed4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6df49b" officeooo:paragraph-rsid="0092c1b7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f184b" officeooo:paragraph-rsid="00ab2a59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4fbc04" officeooo:paragraph-rsid="0092c1b7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85e31e" officeooo:paragraph-rsid="008d2ade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600bf" officeooo:paragraph-rsid="00a6d691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80" style:font-name="Liberation Sans1" fo:font-size="12pt" fo:font-weight="normal" officeooo:rsid="005f184b" officeooo:paragraph-rsid="0092c1b7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1" fo:font-weight="normal" officeooo:rsid="004fbc04" officeooo:paragraph-rsid="007df00c" style:font-weight-asian="normal" style:font-size-complex="12pt" style:font-weight-complex="normal"/>
    </style:style>
    <style:style style:name="P19" style:family="paragraph" style:parent-style-name="Heading_20_1">
      <style:paragraph-properties fo:break-before="page"/>
      <style:text-properties style:font-name="Liberation Sans1"/>
    </style:style>
    <style:style style:name="T1" style:family="text">
      <style:text-properties fo:color="#000000" style:font-name="Liberation Serif1" fo:font-size="12pt" fo:font-weight="bold" officeooo:rsid="005600bf" style:font-size-asian="12pt" style:font-weight-asian="bold" style:font-weight-complex="bold"/>
    </style:style>
    <style:style style:name="T2" style:family="text">
      <style:text-properties fo:color="#000000" style:font-name="Liberation Serif1" fo:font-size="12pt" fo:font-weight="bold" officeooo:rsid="005f184b" style:font-size-asian="12pt" style:font-weight-asian="bold" style:font-weight-complex="bold"/>
    </style:style>
    <style:style style:name="T3" style:family="text">
      <style:text-properties fo:color="#000000" officeooo:rsid="006fd241"/>
    </style:style>
    <style:style style:name="T4" style:family="text">
      <style:text-properties fo:color="#000000" officeooo:rsid="004fbc04"/>
    </style:style>
    <style:style style:name="T5" style:family="text">
      <style:text-properties fo:color="#000000" officeooo:rsid="005ca308"/>
    </style:style>
    <style:style style:name="T6" style:family="text">
      <style:text-properties fo:color="#000000" fo:font-weight="bold" officeooo:rsid="005600bf" style:font-weight-asian="bold" style:font-weight-complex="bold"/>
    </style:style>
    <style:style style:name="T7" style:family="text">
      <style:text-properties fo:color="#000000" fo:font-weight="bold" officeooo:rsid="00706f12" style:font-weight-asian="bold" style:font-weight-complex="bold"/>
    </style:style>
    <style:style style:name="T8" style:family="text">
      <style:text-properties fo:color="#000000" fo:font-weight="bold" officeooo:rsid="0091f3eb" style:font-weight-asian="bold" style:font-weight-complex="bold"/>
    </style:style>
    <style:style style:name="T9" style:family="text">
      <style:text-properties fo:color="#000000" fo:font-size="12pt" fo:font-weight="bold" officeooo:rsid="005f184b" style:font-size-asian="12pt" style:font-weight-asian="bold" style:font-weight-complex="bold"/>
    </style:style>
    <style:style style:name="T10" style:family="text">
      <style:text-properties fo:color="#000000" fo:font-size="12pt" fo:font-weight="bold" officeooo:rsid="005600bf" style:font-size-asian="12pt" style:font-weight-asian="bold" style:font-weight-complex="bold"/>
    </style:style>
    <style:style style:name="T11" style:family="text">
      <style:text-properties fo:color="#000000" style:font-name="Liberation Serif1" fo:font-size="12pt" fo:font-weight="bold" officeooo:rsid="005f184b" style:font-size-asian="12pt" style:font-weight-asian="bold" style:font-weight-complex="bold"/>
    </style:style>
    <style:style style:name="T12" style:family="text">
      <style:text-properties fo:color="#000000" style:font-name="Liberation Serif1" fo:font-size="12pt" fo:font-weight="bold" officeooo:rsid="005600bf" style:font-size-asian="12pt" style:font-weight-asian="bold" style:font-weight-complex="bold"/>
    </style:style>
    <style:style style:name="T13" style:family="text">
      <style:text-properties fo:color="#000000" style:font-name="Liberation Serif1" fo:font-weight="bold" officeooo:rsid="005600bf" style:font-weight-asian="bold" style:font-weight-complex="bold"/>
    </style:style>
    <style:style style:name="T14" style:family="text">
      <style:text-properties fo:color="#000000" style:font-name="Liberation Serif1" fo:font-weight="bold" officeooo:rsid="00706f12" style:font-weight-asian="bold" style:font-weight-complex="bold"/>
    </style:style>
    <style:style style:name="T15" style:family="text">
      <style:text-properties fo:color="#000000" style:font-name="Liberation Serif1" fo:font-weight="bold" officeooo:rsid="0091f3eb" style:font-weight-asian="bold" style:font-weight-complex="bold"/>
    </style:style>
    <style:style style:name="T16" style:family="text">
      <style:text-properties fo:color="#000000" style:font-name="Liberation Serif1" officeooo:rsid="004fbc0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5600bf" style:font-weight-asian="bold" style:font-weight-complex="bold"/>
    </style:style>
    <style:style style:name="T19" style:family="text">
      <style:text-properties fo:font-weight="bold" officeooo:rsid="005f184b" style:font-weight-asian="bold" style:font-weight-complex="bold"/>
    </style:style>
    <style:style style:name="T20" style:family="text">
      <style:text-properties fo:font-weight="bold" officeooo:rsid="005bb707" style:font-weight-asian="bold" style:font-weight-complex="bold"/>
    </style:style>
    <style:style style:name="T21" style:family="text">
      <style:text-properties fo:font-weight="bold" officeooo:rsid="0091f3eb" style:font-weight-asian="bold" style:font-weight-complex="bold"/>
    </style:style>
    <style:style style:name="T22" style:family="text">
      <style:text-properties fo:font-weight="bold" officeooo:rsid="00a29ff3" style:font-weight-asian="bold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000080" fo:font-weight="bold" officeooo:rsid="005f184b" style:font-weight-asian="bold" style:font-weight-complex="bold"/>
    </style:style>
    <style:style style:name="T25" style:family="text">
      <style:text-properties fo:color="#000080" style:font-name="Liberation Serif1" fo:font-weight="bold" officeooo:rsid="005f184b" style:font-weight-asian="bold" style:font-weight-complex="bold"/>
    </style:style>
    <style:style style:name="T26" style:family="text">
      <style:text-properties officeooo:rsid="005483f6"/>
    </style:style>
    <style:style style:name="T27" style:family="text">
      <style:text-properties officeooo:rsid="005600bf"/>
    </style:style>
    <style:style style:name="T28" style:family="text">
      <style:text-properties officeooo:rsid="005ca308"/>
    </style:style>
    <style:style style:name="T29" style:family="text">
      <style:text-properties officeooo:rsid="005d363f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DejaVu Sans" fo:font-weight="normal" style:font-weight-asian="normal" style:font-weight-complex="normal"/>
    </style:style>
    <style:style style:name="T32" style:family="text">
      <style:text-properties style:font-name="Liberation Serif1"/>
    </style:style>
    <style:style style:name="T33" style:family="text">
      <style:text-properties style:font-name="Liberation Serif1" fo:font-weight="bold" style:font-weight-asian="bold" style:font-weight-complex="bold"/>
    </style:style>
    <style:style style:name="T34" style:family="text">
      <style:text-properties style:font-name="Liberation Serif1" fo:font-weight="bold" officeooo:rsid="005600bf" style:font-weight-asian="bold" style:font-weight-complex="bold"/>
    </style:style>
    <style:style style:name="T35" style:family="text">
      <style:text-properties style:font-name="Liberation Serif1" fo:font-weight="bold" officeooo:rsid="005f184b" style:font-weight-asian="bold" style:font-weight-complex="bold"/>
    </style:style>
    <style:style style:name="T36" style:family="text">
      <style:text-properties style:font-name="Liberation San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19"><text:span text:style-name="T23"><text:placeholder text:placeholder-type="text">&lt;context['company.rec_name']&gt;</text:placeholder></text:span><text:line-break/><text:span text:style-name="T26">Encounter</text:span> <text:span text:style-name="T29">Report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8"><text:span text:style-name="T30">Name:</text:span><text:span text:style-name="T32"> </text:span><text:span text:style-name="T32"><text:placeholder text:placeholder-type="text">&lt;patient.patient.firstname&gt;</text:placeholder></text:span><text:span text:style-name="T32"> </text:span><text:span text:style-name="T32"><text:placeholder text:placeholder-type="text">&lt;patient.patient.lastname&gt;</text:placeholder></text:span></text:p>
          </table:table-cell>
          <table:table-cell table:style-name="Table1.A1" office:value-type="string">
            <text:p text:style-name="P9">Sex:<text:span text:style-name="T17"> </text:span><text:span text:style-name="T34"><text:placeholder text:placeholder-type="text">&lt;patient.sex_display&gt;</text:placeholder></text:span></text:p>
          </table:table-cell>
          <table:table-cell table:style-name="Table1.A1" office:value-type="string">
            <text:p text:style-name="P9">UPI: <text:span text:style-name="T33"><text:placeholder text:placeholder-type="text">&lt;patient.upi&gt;</text:placeholder></text:span></text:p>
          </table:table-cell>
        </table:table-row>
        <table:table-row>
          <table:covered-table-cell/>
          <table:table-cell table:style-name="Table1.A1" office:value-type="string">
            <text:p text:style-name="P10">Age: <text:bookmark text:name="__DdeLink__2929_20520419921"/><text:span text:style-name="T34"><text:placeholder text:placeholder-type="text">&lt;patient.age&gt;</text:placeholder></text:span></text:p>
          </table:table-cell>
          <table:table-cell table:style-name="Table1.A1" office:value-type="string">
            <text:p text:style-name="P10"><text:span text:style-name="T27">Medical Record Number: </text:span><text:span text:style-name="T34"><text:placeholder text:placeholder-type="text">&lt;patient.medical_record_num&gt;</text:placeholder></text:span></text:p>
          </table:table-cell>
        </table:table-row>
        <table:table-row>
          <table:table-cell table:style-name="Table1.A1" office:value-type="string">
            <text:p text:style-name="P11">Specialty: <text:span text:style-name="T35"><text:placeholder text:placeholder-type="text">&lt;if test="patient.appointment.speciality"&gt;</text:placeholder></text:span><text:span text:style-name="T35"><text:placeholder text:placeholder-type="text">&lt;patient.appointment.speciality.name&gt;</text:placeholder></text:span><text:span text:style-name="T35"><text:placeholder text:placeholder-type="text">&lt;/if&gt;</text:placeholder></text:span></text:p>
          </table:table-cell>
          <table:table-cell table:style-name="Table1.A1" office:value-type="string">
            <text:p text:style-name="P12">Appointment:<text:span text:style-name="T35"><text:placeholder text:placeholder-type="text">&lt;if test="patient.appointment"&gt;</text:placeholder></text:span><text:span text:style-name="T25"> </text:span><text:span text:style-name="T34"><text:placeholder text:placeholder-type="text">&lt;patient.appointment.appointment_date&gt;</text:placeholder></text:span><text:span text:style-name="T34"><text:placeholder text:placeholder-type="text">&lt;/if&gt;</text:placeholder></text:span></text:p>
          </table:table-cell>
          <table:table-cell table:style-name="Table1.A1" office:value-type="string">
            <text:p text:style-name="P18">Institution:<text:span text:style-name="T32"> </text:span><text:span text:style-name="T2"><text:placeholder text:placeholder-type="text">&lt;if test="patient.institution"&gt;</text:placeholder></text:span><text:span text:style-name="T33"> </text:span><text:span text:style-name="T1"><text:placeholder text:placeholder-type="text">&lt;patient.institution.name.name&gt;</text:placeholder></text:span><text:span text:style-name="T1"><text:placeholder text:placeholder-type="text">&lt;/if&gt;</text:placeholder></text:span></text:p>
          </table:table-cell>
        </table:table-row>
        <table:table-row table:style-name="Table1.4">
          <table:table-cell table:style-name="Table1.A1" table:number-rows-spanned="2" office:value-type="string">
            <text:p text:style-name="P13">Primary Complaint:</text:p>
            <text:p text:style-name="P3"><text:placeholder text:placeholder-type="text">&lt;patient.primary_complaint&gt;</text:placeholder></text:p>
          </table:table-cell>
          <table:table-cell table:style-name="Table1.A1" office:value-type="string">
            <text:p text:style-name="P12">Next Appointment: <text:span text:style-name="T35"><text:placeholder text:placeholder-type="text">&lt;if test="patient.next_appointment"&gt;</text:placeholder></text:span><text:span text:style-name="T25"> </text:span><text:span text:style-name="T34"><text:placeholder text:placeholder-type="text">&lt;patient.next_appointment.appointment_date&gt;</text:placeholder></text:span><text:span text:style-name="T34"><text:placeholder text:placeholder-type="text">&lt;/if&gt;</text:placeholder></text:span></text:p>
          </table:table-cell>
          <table:table-cell table:style-name="Table1.A1" office:value-type="string">
            <text:p text:style-name="P17"><text:span text:style-name="T3">First Visit This Year: </text:span><text:span text:style-name="T13"><text:placeholder text:placeholder-type="text">&lt;choose test=""&gt;</text:placeholder></text:span><text:span text:style-name="T13"><text:placeholder text:placeholder-type="text">&lt;when test="patient.fvty==True"&gt;</text:placeholder></text:span><text:span text:style-name="T14">Yes</text:span><text:span text:style-name="T13"> </text:span><text:span text:style-name="T13"><text:placeholder text:placeholder-type="text">&lt;/when&gt;</text:placeholder></text:span><text:span text:style-name="T13"><text:placeholder text:placeholder-type="text">&lt;otherwise&gt;</text:placeholder></text:span><text:span text:style-name="T15">No</text:span><text:span text:style-name="T13"><text:placeholder text:placeholder-type="text">&lt;/otherwise&gt;</text:placeholder></text:span><text:span text:style-name="T13"><text:placeholder text:placeholder-type="text">&lt;/choose&gt;</text:placeholder></text:span></text:p>
          </table:table-cell>
        </table:table-row>
        <table:table-row>
          <table:covered-table-cell/>
          <table:table-cell table:style-name="Table1.A1" office:value-type="string">
            <text:p text:style-name="P17"><text:span text:style-name="T5">Start</text:span><text:span text:style-name="T4"> Time:</text:span><text:span text:style-name="T16"> </text:span><text:span text:style-name="T13"><text:placeholder text:placeholder-type="text">&lt;patient.start_time&gt;</text:placeholder></text:span></text:p>
          </table:table-cell>
          <table:table-cell table:style-name="Table1.A1" office:value-type="string">
            <text:p text:style-name="P14"><text:span text:style-name="T28">End</text:span> Time: <text:span text:style-name="T34"><text:placeholder text:placeholder-type="text">&lt;patient.end_time&gt;</text:placeholder></text:span></text:p>
          </table:table-cell>
        </table:table-row>
        <table:table-row>
          <table:table-cell table:style-name="Table1.A1" table:number-columns-spanned="3" office:value-type="string">
            <text:p text:style-name="P15">Reason For Visit: <text:span text:style-name="T35"><text:placeholder text:placeholder-type="text">&lt;if test="patient.appointment.visit_reason"&gt;</text:placeholder></text:span><text:span text:style-name="T35"><text:placeholder text:placeholder-type="text">&lt;patient.appointment.visit_reason.name&gt;</text:placeholder></text:span><text:span text:style-name="T35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6"><text:span text:style-name="T17"><text:placeholder text:placeholder-type="text">&lt;choose test=""&gt;</text:placeholder></text:span><text:span text:style-name="T17"><text:placeholder text:placeholder-type="text">&lt;when test="patient.summary"&gt;</text:placeholder></text:span><text:span text:style-name="T20">Summary</text:span><text:span text:style-name="T17">:</text:span><text:span text:style-name="T17"><text:placeholder text:placeholder-type="text">&lt;/when&gt;</text:placeholder></text:span><text:span text:style-name="T17"><text:placeholder text:placeholder-type="text">&lt;otherwise&gt;</text:placeholder></text:span><text:span text:style-name="T21">No </text:span><text:span text:style-name="T22">Component was Created!!</text:span><text:span text:style-name="T17"><text:placeholder text:placeholder-type="text">&lt;/otherwise&gt;</text:placeholder></text:span><text:span text:style-name="T17"><text:placeholder text:placeholder-type="text">&lt;/choose&gt;</text:placeholder></text:span></text:p>
            <text:p text:style-name="P4"><text:span text:style-name="T17"/></text:p>
            <text:p text:style-name="P5"><text:placeholder text:placeholder-type="text">&lt;for each="sum in patient.summary.split('\n')"&gt;</text:placeholder></text:p>
            <text:p text:style-name="P6"><text:placeholder text:placeholder-type="text">&lt;sum&gt;</text:placeholder></text:p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2"/>
      <text:p text:style-name="P2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1" meta:image-count="0" meta:object-count="0" meta:page-count="2" meta:paragraph-count="22" meta:word-count="70" meta:character-count="1125" meta:non-whitespace-character-count="1077"/>
  </office:meta>
</office:document-meta>
</file>